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8.407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2"/>
        <table:table-row table:style-name="ro2">
          <table:table-cell office:value-type="string">
            <text:p>ID</text:p>
          </table:table-cell>
          <table:table-cell office:value-type="string">
            <text:p>Theme</text:p>
          </table:table-cell>
          <table:table-cell office:value-type="string">
            <text:p>As a.....</text:p>
          </table:table-cell>
          <table:table-cell office:value-type="string">
            <text:p>I want to be able to.......</text:p>
          </table:table-cell>
          <table:table-cell office:value-type="string">
            <text:p>in order to</text:p>
          </table:table-cell>
          <table:table-cell table:style-name="ce1" office:value-type="string">
            <text:p>Conditions of satisfaction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spri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ogram Generation</text:p>
          </table:table-cell>
          <table:table-cell office:value-type="string">
            <text:p>Detachment Commander</text:p>
          </table:table-cell>
          <table:table-cell office:value-type="string">
            <text:p>Select a lesson for each training period (for each start level) from within the selected subject area from an available list </text:p>
          </table:table-cell>
          <table:table-cell office:value-type="string">
            <text:p>ensure the choice of lessons is reduced to a manageble list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Program Generation</text:p>
          </table:table-cell>
          <table:table-cell office:value-type="string">
            <text:p>Detachment Commander</text:p>
          </table:table-cell>
          <table:table-cell office:value-type="string">
            <text:p>select an instructor or cadet NCO for each training period from a list of available instructors</text:p>
          </table:table-cell>
          <table:table-cell office:value-type="string">
            <text:p>ensure each lesson has a valid instructor and that that instructor can only be selected once for that training period</text:p>
          </table:table-cell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Program Generation</text:p>
          </table:table-cell>
          <table:table-cell office:value-type="string">
            <text:p>Detachment Commander</text:p>
          </table:table-cell>
          <table:table-cell office:value-type="string">
            <text:p>Select uniform for the training evening</text:p>
          </table:table-cell>
          <table:table-cell office:value-type="string">
            <text:p>warn cadets, and instructors what order of dress to arrive in for the evening</text:p>
          </table:table-cell>
          <table:table-cell table:number-columns-repeated="3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Program Generation</text:p>
          </table:table-cell>
          <table:table-cell office:value-type="string">
            <text:p>Detachment Commander</text:p>
          </table:table-cell>
          <table:table-cell office:value-type="string">
            <text:p>Select any additional equipment required for the training evening</text:p>
          </table:table-cell>
          <table:table-cell office:value-type="string">
            <text:p>warn cadets and staff what equipment they need to bring with them.</text:p>
          </table:table-cell>
          <table:table-cell table:number-columns-repeated="3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Program Generaon</text:p>
          </table:table-cell>
          <table:table-cell office:value-type="string">
            <text:p>Detachmet Commander</text:p>
          </table:table-cell>
          <table:table-cell office:value-type="string">
            <text:p>get a default set of all star level groups (Basic, 1,2,3,4) for each training period</text:p>
          </table:table-cell>
          <table:table-cell office:value-type="string">
            <text:p>ensure each star level has training programmed for that evening.</text:p>
          </table:table-cell>
          <table:table-cell table:number-columns-repeated="3"/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Program Generation</text:p>
          </table:table-cell>
          <table:table-cell office:value-type="string">
            <text:p>Detachment Commander</text:p>
          </table:table-cell>
          <table:table-cell office:value-type="string">
            <text:p>alter the levels for which training will be offered for each evening</text:p>
          </table:table-cell>
          <table:table-cell office:value-type="string">
            <text:p>ensure only the relevent training is offered </text:p>
          </table:table-cell>
          <table:table-cell table:number-columns-repeated="3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Program Generation</text:p>
          </table:table-cell>
          <table:table-cell office:value-type="string">
            <text:p>Training Officer</text:p>
          </table:table-cell>
          <table:table-cell office:value-type="string">
            <text:p>present a choice of subjects to Detachment comanders</text:p>
          </table:table-cell>
          <table:table-cell office:value-type="string">
            <text:p>ensure training is releted to syllabus areas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ogram Generation</text:p>
          </table:table-cell>
          <table:table-cell office:value-type="string">
            <text:p>Training Officer</text:p>
          </table:table-cell>
          <table:table-cell office:value-type="string">
            <text:p>Present a choice of lesson within each subject areas</text:p>
          </table:table-cell>
          <table:table-cell office:value-type="string">
            <text:p>ensure detachment commanders are aware of the lessons for the chosen subject area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Program Presentation</text:p>
          </table:table-cell>
          <table:table-cell office:value-type="string">
            <text:p>Detachment Commander</text:p>
          </table:table-cell>
          <table:table-cell office:value-type="string">
            <text:p>Set up the number of training periods for a selected month</text:p>
          </table:table-cell>
          <table:table-cell office:value-type="string">
            <text:p>populate the correct number of training periods for that month</text:p>
          </table:table-cell>
          <table:table-cell table:number-columns-repeated="3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rogram Presentation</text:p>
          </table:table-cell>
          <table:table-cell office:value-type="string">
            <text:p>Detachment Commander</text:p>
          </table:table-cell>
          <table:table-cell office:value-type="string">
            <text:p>Specify the traininig evenings for the detachment</text:p>
          </table:table-cell>
          <table:table-cell office:value-type="string">
            <text:p>have the correct days used for the training program</text:p>
          </table:table-cell>
          <table:table-cell table:number-columns-repeated="3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Program Presentation</text:p>
          </table:table-cell>
          <table:table-cell office:value-type="string">
            <text:p>Detachment Commander</text:p>
          </table:table-cell>
          <table:table-cell office:value-type="string">
            <text:p>Make the training program available to instructors and cadet NCOs</text:p>
          </table:table-cell>
          <table:table-cell office:value-type="string">
            <text:p>so that they can prepare for teaching lessons</text:p>
          </table:table-cell>
          <table:table-cell table:number-columns-repeated="3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ogram Presentation</text:p>
          </table:table-cell>
          <table:table-cell office:value-type="string">
            <text:p>Detachment Commander</text:p>
          </table:table-cell>
          <table:table-cell office:value-type="string">
            <text:p>Make the training program available to cadets</text:p>
          </table:table-cell>
          <table:table-cell office:value-type="string">
            <text:p>so they can see what lessons are comng and maintain interest in the ACF</text:p>
          </table:table-cell>
          <table:table-cell table:number-columns-repeated="3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Program Presentation</text:p>
          </table:table-cell>
          <table:table-cell office:value-type="string">
            <text:p>Detachment Commander</text:p>
          </table:table-cell>
          <table:table-cell office:value-type="string">
            <text:p>Make the training program available to cadets</text:p>
          </table:table-cell>
          <table:table-cell office:value-type="string">
            <text:p>so they can see what their children are doing and understand any equipment requirements.</text:p>
          </table:table-cell>
          <table:table-cell table:number-columns-repeated="3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Program Presentation</text:p>
          </table:table-cell>
          <table:table-cell office:value-type="string">
            <text:p>Parent</text:p>
          </table:table-cell>
          <table:table-cell office:value-type="string">
            <text:p>View the training program</text:p>
          </table:table-cell>
          <table:table-cell office:value-type="string">
            <text:p>understand wht my child is doing and any requiremnts for uniform or equipment</text:p>
          </table:table-cell>
          <table:table-cell table:number-columns-repeated="3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Program Presentation</text:p>
          </table:table-cell>
          <table:table-cell office:value-type="string">
            <text:p>Cadet</text:p>
          </table:table-cell>
          <table:table-cell office:value-type="string">
            <text:p>View the training program</text:p>
          </table:table-cell>
          <table:table-cell office:value-type="string">
            <text:p>understand the planned training for each evening and arrive in th e correct order of dress with the correct equipment</text:p>
          </table:table-cell>
          <table:table-cell table:number-columns-repeated="3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Program Presentation</text:p>
          </table:table-cell>
          <table:table-cell office:value-type="string">
            <text:p>Cadet</text:p>
          </table:table-cell>
          <table:table-cell office:value-type="string">
            <text:p>view lessons planned for my star level</text:p>
          </table:table-cell>
          <table:table-cell office:value-type="string">
            <text:p>reduce my view to only lessons i will take part in </text:p>
          </table:table-cell>
          <table:table-cell table:number-columns-repeated="3"/>
        </table:table-row>
        <table:table-row table:style-name="ro11">
          <table:table-cell office:value-type="float" office:value="18">
            <text:p>18</text:p>
          </table:table-cell>
          <table:table-cell office:value-type="string">
            <text:p>Program Presentation</text:p>
          </table:table-cell>
          <table:table-cell office:value-type="string">
            <text:p>Instructor / cadet NCO</text:p>
          </table:table-cell>
          <table:table-cell office:value-type="string">
            <text:p>View the training program</text:p>
          </table:table-cell>
          <table:table-cell office:value-type="string">
            <text:p>prepare for upcoming lessons</text:p>
          </table:table-cell>
          <table:table-cell table:number-columns-repeated="3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Program Presentation</text:p>
          </table:table-cell>
          <table:table-cell office:value-type="string">
            <text:p>Instructor / cadet NCO</text:p>
          </table:table-cell>
          <table:table-cell office:value-type="string">
            <text:p>view the planned lessons for me over the next month</text:p>
          </table:table-cell>
          <table:table-cell office:value-type="string">
            <text:p>reduce the view to only those lessons i am teaching and dates with order of dress and equipment requiremnts for the lesson</text:p>
          </table:table-cell>
          <table:table-cell table:number-columns-repeated="3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Program presentation</text:p>
          </table:table-cell>
          <table:table-cell office:value-type="string">
            <text:p>user</text:p>
          </table:table-cell>
          <table:table-cell office:value-type="string">
            <text:p>get a printable version of the training program</text:p>
          </table:table-cell>
          <table:table-cell office:value-type="string">
            <text:p>print the program in a readable format</text:p>
          </table:table-cell>
          <table:table-cell table:number-columns-repeated="3"/>
        </table:table-row>
        <table:table-row table:style-name="ro10">
          <table:table-cell table:style-name="ce2" table:number-columns-repeated="5"/>
          <table:table-cell table:number-columns-repeated="3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Equipment</text:p>
          </table:table-cell>
          <table:table-cell office:value-type="string">
            <text:p>Stores i/c</text:p>
          </table:table-cell>
          <table:table-cell office:value-type="string">
            <text:p>view the equipment requirements for each lesson</text:p>
          </table:table-cell>
          <table:table-cell office:value-type="string">
            <text:p>make sure equipment such as weapons are available for that training period.</text:p>
          </table:table-cell>
          <table:table-cell table:number-columns-repeated="3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Equipment</text:p>
          </table:table-cell>
          <table:table-cell office:value-type="string">
            <text:p>Detachment Commander</text:p>
          </table:table-cell>
          <table:table-cell office:value-type="string">
            <text:p>Edit the standard equipment list to add additional requirments or remove items not being used</text:p>
          </table:table-cell>
          <table:table-cell office:value-type="string">
            <text:p>ensure the stores i/c recieves an accurate list of requierments</text:p>
          </table:table-cell>
          <table:table-cell table:number-columns-repeated="3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Equipment</text:p>
          </table:table-cell>
          <table:table-cell office:value-type="string">
            <text:p>Instructor / cadet NCO</text:p>
          </table:table-cell>
          <table:table-cell office:value-type="string">
            <text:p>Edit the standard equipment list to add additional requirments or remove items not being used</text:p>
          </table:table-cell>
          <table:table-cell office:value-type="string">
            <text:p>ensure all of the equipment i need is prepared for the lesson.</text:p>
          </table:table-cell>
          <table:table-cell table:number-columns-repeated="3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Advanced features</text:p>
          </table:table-cell>
          <table:table-cell office:value-type="string">
            <text:p>Detachment Commander</text:p>
          </table:table-cell>
          <table:table-cell office:value-type="string">
            <text:p>specifiy which subjects / star levels an instructor can teach</text:p>
          </table:table-cell>
          <table:table-cell office:value-type="string">
            <text:p>only be offered that instructor for relevent training</text:p>
          </table:table-cell>
          <table:table-cell table:number-columns-repeated="3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Advanced features</text:p>
          </table:table-cell>
          <table:table-cell office:value-type="string">
            <text:p>Instructor / cadet NCO</text:p>
          </table:table-cell>
          <table:table-cell office:value-type="string">
            <text:p>Specify when i am available</text:p>
          </table:table-cell>
          <table:table-cell office:value-type="string">
            <text:p>only be assigned lesson when i am available to teach</text:p>
          </table:table-cell>
          <table:table-cell table:number-columns-repeated="3"/>
        </table:table-row>
        <table:table-row table:style-name="ro11">
          <table:table-cell office:value-type="float" office:value="26">
            <text:p>26</text:p>
          </table:table-cell>
          <table:table-cell office:value-type="string">
            <text:p>Advanced features</text:p>
          </table:table-cell>
          <table:table-cell office:value-type="string">
            <text:p>Training Officer</text:p>
          </table:table-cell>
          <table:table-cell office:value-type="string">
            <text:p>Specify trainig priorities by detachmant </text:p>
          </table:table-cell>
          <table:table-cell office:value-type="string">
            <text:p>promote training in priority areas</text:p>
          </table:table-cell>
          <table:table-cell table:number-columns-repeated="3"/>
        </table:table-row>
        <table:table-row table:style-name="ro11">
          <table:table-cell office:value-type="float" office:value="27">
            <text:p>27</text:p>
          </table:table-cell>
          <table:table-cell office:value-type="string">
            <text:p>Advanced features</text:p>
          </table:table-cell>
          <table:table-cell office:value-type="string">
            <text:p>Detachment Commander</text:p>
          </table:table-cell>
          <table:table-cell office:value-type="string">
            <text:p>be shown the training priorities for the next month</text:p>
          </table:table-cell>
          <table:table-cell office:value-type="string">
            <text:p>plan trining to meet the priorities.</text:p>
          </table:table-cell>
          <table:table-cell table:number-columns-repeated="3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User registration</text:p>
          </table:table-cell>
          <table:table-cell office:value-type="string">
            <text:p>Detachmet Commander</text:p>
          </table:table-cell>
          <table:table-cell office:value-type="string">
            <text:p>Register to use the system with a selected level of access</text:p>
          </table:table-cell>
          <table:table-cell office:value-type="string">
            <text:p>access the system to generate training programs</text:p>
          </table:table-cell>
          <table:table-cell table:number-columns-repeated="3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User registration</text:p>
          </table:table-cell>
          <table:table-cell office:value-type="string">
            <text:p>Instructor / cadet / cadet NCO / Training officer/ parent</text:p>
          </table:table-cell>
          <table:table-cell office:value-type="string">
            <text:p>Register to use the system with view access</text:p>
          </table:table-cell>
          <table:table-cell office:value-type="string">
            <text:p>view the training program</text:p>
          </table:table-cell>
          <table:table-cell table:number-columns-repeated="3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User registration</text:p>
          </table:table-cell>
          <table:table-cell office:value-type="string">
            <text:p>Training Officer</text:p>
          </table:table-cell>
          <table:table-cell office:value-type="string">
            <text:p>Approve registration requests for new Detachment commanders</text:p>
          </table:table-cell>
          <table:table-cell office:value-type="string">
            <text:p>ensure only authorised users can set training for a detachment</text:p>
          </table:table-cell>
          <table:table-cell table:number-columns-repeated="3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User registration</text:p>
          </table:table-cell>
          <table:table-cell office:value-type="string">
            <text:p>Detachment Commander</text:p>
          </table:table-cell>
          <table:table-cell office:value-type="string">
            <text:p>Approve registration requests for new Detachment commanders</text:p>
          </table:table-cell>
          <table:table-cell office:value-type="string">
            <text:p>ensure only authorised users can view training for a detachment</text:p>
          </table:table-cell>
          <table:table-cell table:number-columns-repeated="3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User registration</text:p>
          </table:table-cell>
          <table:table-cell office:value-type="string">
            <text:p>Training Officer</text:p>
          </table:table-cell>
          <table:table-cell office:value-type="string">
            <text:p>Edit the list of available detachment</text:p>
          </table:table-cell>
          <table:table-cell office:value-type="string">
            <text:p>ensure only valid detachments can use the program.</text:p>
          </table:table-cell>
          <table:table-cell table:number-columns-repeated="3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User registration</text:p>
          </table:table-cell>
          <table:table-cell office:value-type="string">
            <text:p>Admin</text:p>
          </table:table-cell>
          <table:table-cell office:value-type="string">
            <text:p>Approve registration requests for new trainign officers</text:p>
          </table:table-cell>
          <table:table-cell office:value-type="string">
            <text:p>Ensure only valid training officers are added to the system</text:p>
          </table:table-cell>
          <table:table-cell table:number-columns-repeated="3"/>
        </table:table-row>
        <table:table-row table:style-name="ro10">
          <table:table-cell office:value-type="float" office:value="34">
            <text:p>34</text:p>
          </table:table-cell>
          <table:table-cell table:style-name="ce2" table:number-columns-repeated="4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0">20/04/2022</text:date>, <text:time>23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ron Goodwin</meta:initial-creator>
    <meta:creation-date>2022-04-19T14:53:17.58</meta:creation-date>
    <dc:date>2022-04-20T23:01:41.69</dc:date>
    <dc:creator>Keiron Goodwin</dc:creator>
    <meta:editing-duration>PT9H27M9S</meta:editing-duration>
    <meta:editing-cycles>3</meta:editing-cycles>
    <meta:generator>OpenOffice/4.1.10$Win32 OpenOffice.org_project/4110m2$Build-9807</meta:generator>
    <meta:document-statistic meta:table-count="3" meta:cell-count="169" meta:object-count="0"/>
  </office:meta>
</office:document-meta>
</file>